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VARAS, DI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NGIFO VARAS, DI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4264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ORRES RENGIFO, SANITH KELL YELLIZABETH</text:p>
          </table:table-cell>
          <table:covered-table-cell/>
          <table:covered-table-cell/>
          <table:table-cell table:style-name="Tabla1.E3" table:number-columns-spanned="2" office:value-type="string">
            <text:p text:style-name="P9">DNI:608206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1:15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